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25in" loext:contextual-spacing="false" fo:line-height="128%" fo:orphans="2" fo:widows="2" fo:text-indent="0in" style:auto-text-indent="false"/>
      <style:text-properties fo:font-variant="normal" fo:text-transform="none" fo:color="#29303b" style:font-name="sf pro text" fo:font-size="27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043in" loext:contextual-spacing="false" fo:line-height="143%" fo:orphans="2" fo:widows="2" fo:text-indent="0in" style:auto-text-indent="false" fo:padding="0in" fo:border="none"/>
      <style:text-properties fo:font-variant="normal" fo:text-transform="none" fo:color="#505763" style:font-name="Monaco" fo:font-size="9pt" fo:letter-spacing="normal" fo:font-style="normal" fo:font-weight="normal" loext:padding="0in" loext:border="none"/>
    </style:style>
    <style:style style:name="T1" style:family="text">
      <style:text-properties fo:color="#29303b"/>
    </style:style>
    <style:style style:name="T2" style:family="text"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9303b" style:font-name="sf pro text" fo:font-size="13.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ec5252" style:font-name="sfmono-regular" fo:font-size="12pt" fo:letter-spacing="normal" fo:font-style="normal" fo:font-weight="normal" fo:background-color="#f2f3f5" loext:char-shading-value="0" loext:padding-left="0.0417in" loext:padding-right="0.0417in" loext:padding-top="0.0209in" loext:padding-bottom="0.0209in" loext:border="0.06pt solid #dedfe0"/>
    </style:style>
    <style:style style:name="T5" style:family="text">
      <style:text-properties fo:color="#b35a1b"/>
    </style:style>
    <style:style style:name="T6" style:family="text">
      <style:text-properties fo:color="#46c28e"/>
    </style:style>
    <style:style style:name="T7" style:family="text">
      <style:text-properties fo:color="#cac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Pseudo-Private" Properties</text:p>
      <text:p text:style-name="P2"><text:span text:style-name="T2">The addition of private fields and properties is </text:span><text:span text:style-name="Strong_20_Emphasis"><text:span text:style-name="T3">relatively new</text:span></text:span><text:span text:style-name="T2"> - in the past, such a feature was not part of JavaScript.</text:span></text:p>
      <text:p text:style-name="P2"><text:span text:style-name="T2">Hence you might find many scripts that use a concept which you could describe as </text:span><text:span text:style-name="Strong_20_Emphasis"><text:span text:style-name="T3">"pseudo-private" properties</text:span></text:span><text:span text:style-name="T2">.</text:span></text:p>
      <text:p text:style-name="P2"><text:span text:style-name="Strong_20_Emphasis"><text:span text:style-name="T3">It would look like this:</text:span></text:span></text:p>
      <text:p text:style-name="P3"><text:span text:style-name="T5">class</text:span><text:span text:style-name="T1"> User { <text:s text:c="3"/>constructor() { <text:s text:c="7"/></text:span><text:span text:style-name="T5">this</text:span><text:span text:style-name="T1">._role = </text:span><text:span text:style-name="T6">'admin'</text:span><text:span text:style-name="T1">; <text:s text:c="3"/>}} </text:span><text:span text:style-name="T7">// or directly in an object</text:span><text:span text:style-name="T1"> </text:span><text:span text:style-name="T5">const</text:span><text:span text:style-name="T1"> product = { <text:s text:c="3"/>_internalId: </text:span><text:span text:style-name="T6">'abc1'</text:span><text:span text:style-name="T1">};</text:span></text:p>
      <text:p text:style-name="P2"><text:span text:style-name="Strong_20_Emphasis"><text:span text:style-name="T3">What's that?</text:span></text:span></text:p>
      <text:p text:style-name="P2"><text:span text:style-name="T2">It's a quite common convention to prefix private properties with an underscore (</text:span><text:span text:style-name="Source_20_Text"><text:span text:style-name="T4">_</text:span></text:span><text:span text:style-name="T2">) to signal that they should not be accessed from outside of the object.</text:span></text:p>
      <text:p text:style-name="P2"><text:span text:style-name="Strong_20_Emphasis"><text:span text:style-name="T3">Important:</text:span></text:span><text:span text:style-name="T2"> It's </text:span><text:span text:style-name="Strong_20_Emphasis"><text:span text:style-name="T3">just a convention</text:span></text:span><text:span text:style-name="T2"> that should signal something! It does </text:span><text:span text:style-name="Strong_20_Emphasis"><text:span text:style-name="T3">NOT technically prevent</text:span></text:span><text:span text:style-name="T2"> access. You </text:span><text:span text:style-name="Strong_20_Emphasis"><text:span text:style-name="T3">CAN</text:span></text:span><text:span text:style-name="T2"> run this code without errors for example:</text:span></text:p>
      <text:p text:style-name="P3"><text:span text:style-name="T5">const</text:span><text:span text:style-name="T1"> product = { <text:s text:c="3"/>_internalId: </text:span><text:span text:style-name="T6">'abc1'</text:span><text:span text:style-name="T1">};console.log(product._internalId); </text:span><text:span text:style-name="T7">// works!</text:span></text:p>
      <text:p text:style-name="P2"><text:span text:style-name="T2">It's really just a hint that developers should respect. It's not as strict as the "real" private properties introduced recently (</text:span><text:span text:style-name="Source_20_Text"><text:span text:style-name="T4">#propertyName</text:span></text:span><text:span text:style-name="T2">)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21:49:07.202523656</meta:creation-date>
    <dc:date>2020-09-28T21:49:50.595075702</dc:date>
    <meta:editing-duration>PT43S</meta:editing-duration>
    <meta:editing-cycles>1</meta:editing-cycles>
    <meta:document-statistic meta:table-count="0" meta:image-count="0" meta:object-count="0" meta:page-count="1" meta:paragraph-count="10" meta:word-count="148" meta:character-count="965" meta:non-whitespace-character-count="808"/>
    <meta:generator>LibreOffice/6.0.7.3$Linux_X86_64 LibreOffice_project/00m0$Build-3</meta:generator>
  </office:meta>
</office:document-meta>
</file>